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rial" svg:font-family="arial, x-locale-body, sans-serif"/>
  </office:font-face-decls>
  <office:automatic-styles>
    <style:style style:name="P1" style:family="paragraph" style:parent-style-name="Standard">
      <style:text-properties officeooo:rsid="0016b7fa" officeooo:paragraph-rsid="0016b7fa"/>
    </style:style>
    <style:style style:name="P2" style:family="paragraph" style:parent-style-name="Standard">
      <style:text-properties fo:font-size="18pt" officeooo:rsid="0016b7fa" officeooo:paragraph-rsid="0016b7fa" style:font-size-asian="18pt" style:font-size-complex="18pt"/>
    </style:style>
    <style:style style:name="P3" style:family="paragraph" style:parent-style-name="Standard">
      <style:text-properties fo:font-size="18pt" fo:font-weight="normal" officeooo:rsid="0016b7fa" officeooo:paragraph-rsid="0016b7fa" style:font-size-asian="15.75pt" style:font-weight-asian="normal" style:font-size-complex="18pt" style:font-weight-complex="normal"/>
    </style:style>
    <style:style style:name="P4" style:family="paragraph" style:parent-style-name="Standard">
      <style:text-properties fo:font-size="12pt" officeooo:rsid="0016b7fa" officeooo:paragraph-rsid="0016b7fa" style:font-size-asian="10.5pt" style:font-size-complex="12pt"/>
    </style:style>
    <style:style style:name="P5" style:family="paragraph" style:parent-style-name="Standard">
      <style:text-properties fo:font-size="12pt" fo:font-weight="bold" officeooo:rsid="0016b7fa" officeooo:paragraph-rsid="0016b7fa" style:font-size-asian="10.5pt" style:font-weight-asian="bold" style:font-size-complex="12pt" style:font-weight-complex="bold"/>
    </style:style>
    <style:style style:name="P6" style:family="paragraph" style:parent-style-name="Standard">
      <style:text-properties fo:font-size="12pt" fo:font-weight="bold" officeooo:rsid="0016b7fa" officeooo:paragraph-rsid="0017bd67" style:font-size-asian="10.5pt" style:font-weight-asian="bold" style:font-size-complex="12pt" style:font-weight-complex="bold"/>
    </style:style>
    <style:style style:name="P7" style:family="paragraph" style:parent-style-name="Standard">
      <style:text-properties fo:font-size="12pt" fo:font-weight="normal" officeooo:rsid="0016b7fa" officeooo:paragraph-rsid="0016b7f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6b7fa" officeooo:paragraph-rsid="0017bd67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weight="normal" officeooo:rsid="0016b7fa" officeooo:paragraph-rsid="0016b7fa" style:font-weight-asian="normal" style:font-weight-complex="normal"/>
    </style:style>
    <style:style style:name="P10" style:family="paragraph" style:parent-style-name="Standard">
      <style:text-properties fo:font-weight="normal" officeooo:paragraph-rsid="00194a64" style:font-weight-asian="normal" style:font-weight-complex="normal"/>
    </style:style>
    <style:style style:name="P11" style:family="paragraph" style:parent-style-name="Standard">
      <style:text-properties fo:font-weight="bold" officeooo:rsid="0016b7fa" officeooo:paragraph-rsid="0016b7fa" style:font-weight-asian="bold" style:font-weight-complex="bold"/>
    </style:style>
    <style:style style:name="P12" style:family="paragraph" style:parent-style-name="Standard">
      <style:text-properties fo:font-weight="bold" officeooo:paragraph-rsid="00194a64" style:font-weight-asian="bold" style:font-weight-complex="bold"/>
    </style:style>
    <style:style style:name="P13" style:family="paragraph" style:parent-style-name="Standard">
      <style:text-properties officeooo:paragraph-rsid="00194a64"/>
    </style:style>
    <style:style style:name="T1" style:family="text">
      <style:text-properties fo:font-size="12pt" officeooo:rsid="0016b7fa" style:font-size-asian="10.5pt" style:font-size-complex="12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variant="normal" fo:text-transform="none" fo:color="#1b1b1b" loext:opacity="100%" style:font-name="arial" fo:font-size="12pt" fo:letter-spacing="normal" fo:font-style="normal"/>
    </style:style>
    <style:style style:name="T4" style:family="text">
      <style:text-properties fo:font-variant="normal" fo:text-transform="none" fo:color="#1b1b1b" loext:opacity="100%" style:font-name="arial" fo:font-size="12pt" fo:letter-spacing="normal" fo:font-style="normal" fo:font-weight="normal"/>
    </style:style>
    <style:style style:name="T5" style:family="text">
      <style:text-properties fo:font-variant="normal" fo:text-transform="none" fo:color="#1b1b1b" loext:opacity="100%" fo:letter-spacing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ss:</text:p>
      <text:p text:style-name="P5"/>
      <text:p text:style-name="P5">Espaços entre a linha de um texto.</text:p>
      <text:p text:style-name="P4">line-height:1.6 (recomendado)</text:p>
      <text:p text:style-name="P2"/>
      <text:p text:style-name="P5">Margi do português (espaço entre a palavra inicial e o início).</text:p>
      <text:p text:style-name="P4">text-indent:10%</text:p>
      <text:p text:style-name="P1"/>
      <text:p text:style-name="P11">Posição específica de um objeto no eixo X.</text:p>
      <text:p text:style-name="P9">background-position-x:center;</text:p>
      <text:p text:style-name="P9"/>
      <text:p text:style-name="P3">Html</text:p>
      <text:p text:style-name="P7"/>
      <text:p text:style-name="P5">Engloba todas as tag menos o body</text:p>
      <text:p text:style-name="P7">&lt;main&gt;&lt;/main&gt;</text:p>
      <text:p text:style-name="P7"/>
      <text:p text:style-name="P6">É usado para colocar o início de <text:span text:style-name="T2">página </text:span>(logo, barra de navegação, etc)</text:p>
      <text:p text:style-name="P7">&lt;header&gt; &lt;/header&gt;</text:p>
      <text:p text:style-name="P7"/>
      <text:p text:style-name="P5">É usado para colocar objetos de navegação.</text:p>
      <text:p text:style-name="P7">&lt;nav&gt; &lt;/nav&gt;</text:p>
      <text:p text:style-name="P5"/>
      <text:p text:style-name="P6">É usado para colocar tudo que for o conteúdo de página principal.</text:p>
      <text:p text:style-name="P8">&lt;section&gt; &lt;/section&gt;</text:p>
      <text:p text:style-name="P8"/>
      <text:p text:style-name="P12"><text:span text:style-name="T1">É usado de forma independente <text:s/>ou reutilizável, sindicação, post de um fórum, um artigo de revista ou jornal, post de blog </text:span><text:span text:style-name="T5"> </text:span><text:span text:style-name="T3">ou qualquer outra forma de conteúdo independente.</text:span></text:p>
      <text:p text:style-name="P10"><text:span text:style-name="T3">&lt;article&gt; &lt;/article&gt;</text:span></text:p>
      <text:p text:style-name="P10"><text:span text:style-name="T3"/></text:p>
      <text:p text:style-name="P12"><text:span text:style-name="T3">É usado para colocar textos dentro.</text:span></text:p>
      <text:p text:style-name="P10"><text:span text:style-name="T3">&lt;span&gt; &lt;/span&gt;</text:span></text:p>
      <text:p text:style-name="P13"><text:span text:style-name="T4"/></text:p>
      <text:p text:style-name="P12"><text:span text:style-name="T3">É um conteúdo que molda a caixa conforme os outros conteúdos (è um conteúdo lateral.</text:span></text:p>
      <text:p text:style-name="P10"><text:span text:style-name="T3">&lt;aside&gt; &lt;/aside&gt;</text:span></text:p>
      <text:p text:style-name="P8"/>
      <text:p text:style-name="P8"/>
      <text:p text:style-name="P5"><text:s/></text:p>
      <text:p text:style-name="P5"/>
      <text:p text:style-name="P7"/>
      <text:p text:style-name="P3"/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rial" svg:font-family="arial, x-locale-body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25T18:48:43.497000000</dc:date>
    <meta:editing-duration>PT7M15S</meta:editing-duration>
    <meta:editing-cycles>1</meta:editing-cycles>
    <meta:document-statistic meta:table-count="0" meta:image-count="0" meta:object-count="0" meta:page-count="1" meta:paragraph-count="23" meta:word-count="133" meta:character-count="837" meta:non-whitespace-character-count="723"/>
    <meta:generator>LibreOffice/7.2.4.1$Windows_X86_64 LibreOffice_project/27d75539669ac387bb498e35313b970b7fe9c4f9</meta:generator>
  </office:meta>
</office:document-meta>
</file>